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JetBrainsMono NF" svg:font-family="'JetBrainsMono NF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color="#2a6099" loext:opacity="100%" style:font-name="JetBrainsMono NF" fo:font-size="66pt" officeooo:rsid="000737a4" officeooo:paragraph-rsid="000737a4" style:font-size-asian="66pt" style:font-size-complex="66pt"/>
    </style:style>
    <style:style style:name="P2" style:family="paragraph" style:parent-style-name="Standard">
      <style:text-properties style:font-name="JetBrainsMono NF" fo:font-size="32pt" officeooo:rsid="000737a4" officeooo:paragraph-rsid="000737a4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0c96"/>
    </style:style>
    <style:style style:name="T4" style:family="text">
      <style:text-properties officeooo:rsid="0009a2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test of an</text:p>
      <text:p text:style-name="P1"><text:span text:style-name="T1">Open</text:span><text:span text:style-name="T2">Document</text:span></text:p>
      <text:p text:style-name="P2"><text:span text:style-name="T3">OD</text:span><text:span text:style-name="T4">T</text:span><text:span text:style-name="T3"> </text:span>fi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JetBrainsMono NF" svg:font-family="'JetBrainsMono NF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4:30:20.759000000</meta:creation-date>
    <dc:date>2024-10-13T15:38:34.586000000</dc:date>
    <meta:editing-duration>PT4M48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3" meta:word-count="9" meta:character-count="41" meta:non-whitespace-character-count="35"/>
  </office:meta>
</office:document-meta>
</file>